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24">
      <style:text-properties fo:background-color="#ffff00"/>
    </style:style>
    <style:style style:name="P27" style:family="paragraph" style:parent-style-name="Standard" style:list-style-name="L17"/>
    <style:style style:name="P28" style:family="paragraph" style:parent-style-name="Standard" style:list-style-name="L18"/>
    <style:style style:name="P29" style:family="paragraph" style:parent-style-name="Standard" style:list-style-name="L19"/>
    <style:style style:name="P30" style:family="paragraph" style:parent-style-name="Standard" style:list-style-name="L20"/>
    <style:style style:name="P31" style:family="paragraph" style:parent-style-name="Standard" style:list-style-name="L21"/>
    <style:style style:name="P32" style:family="paragraph" style:parent-style-name="Standard" style:list-style-name="L22"/>
    <style:style style:name="P33" style:family="paragraph" style:parent-style-name="Standard" style:list-style-name="L23"/>
    <style:style style:name="P34" style:family="paragraph" style:parent-style-name="Standard" style:list-style-name="L24"/>
    <style:style style:name="P35" style:family="paragraph" style:parent-style-name="Standard" style:list-style-name="L25"/>
    <style:style style:name="T1" style:family="text">
      <style:text-properties fo:background-color="#ffff00"/>
    </style:style>
    <style:style style:name="T2" style:family="text">
      <style:text-properties fo:font-weight="bold" fo:background-color="#ffff0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89303951668436933"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5906959508812134785"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1380085438092286033"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4552119307509939480"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5293078014468540126"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94793618108621280"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5605884539624357745"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2146374106688440903"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1523407643227568973"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6569474280405453984"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8661693025968331215"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4580150252736144186"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1289845389523097061"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8808411025047205904"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1155186494548192313" text:style-name="L15">
        <text:list-item>
          <text:p text:style-name="P21">Special Clipping Matrix eingeführt, weil das definitiv die MVP-Matrix der anderen Kamera ist, wobei die Modelmatrix auch etwas anderes sein kann</text:p>
        </text:list-item>
      </text:list>
      <text:p text:style-name="Standard"/>
      <text:list xml:id="list2968034381239459413"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386547348735146303" text:style-name="L17">
        <text:list-item>
          <text:p text:style-name="P27">CanvasRegistry und CanvasID gelöscht, ebenso RenderTextures-Ordner</text:p>
        </text:list-item>
        <text:list-item>
          <text:p text:style-name="P27">Viel über Aussehen und Funktion des Programms nachgedacht und notiert</text:p>
          <text:list>
            <text:list-item>
              <text:p text:style-name="P27"><text:soft-page-break/>z.B. Option für x-Ray-Rendering der Wireframesachen</text:p>
            </text:list-item>
            <text:list-item>
              <text:p text:style-name="P27">z.B. Wireframewürfel für Clip-Space</text:p>
              <text:list>
                <text:list-item>
                  <text:p text:style-name="P27">Direkt implementiert</text:p>
                </text:list-item>
                <text:list-item>
                  <text:p text:style-name="P27">Selber Code wie für Kamera-Visualisierung (die ruft jetzt das Clip-Space Zeichnen mit ihrer eigenen Matrix)</text:p>
                </text:list-item>
              </text:list>
            </text:list-item>
            <text:list-item>
              <text:p text:style-name="P27">Wie die Matritzen (die auf dem UI) funktionieren sollen etc</text:p>
              <text:list>
                <text:list-item>
                  <text:p text:style-name="P27">Funktionen wie Inverse, Transpose, Identity setten anbieten</text:p>
                </text:list-item>
                <text:list-item>
                  <text:p text:style-name="P27">Variablen </text:p>
                </text:list-item>
                <text:list-item>
                  <text:p text:style-name="P27">Felder Funktionen eingeben lassen (wie in FreeCAD und wahrscheinlich auch Excel)</text:p>
                </text:list-item>
                <text:list-item>
                  <text:p text:style-name="P27">Das kann dann den selben Code nutzen wie der (momentan noch geplante) Fragment-Teil (der muss dann auch noch Sachen wie if und Semikolons und mehr können)</text:p>
                </text:list-item>
              </text:list>
            </text:list-item>
            <text:list-item>
              <text:p text:style-name="P27">Dass man in dem Feld pannen und zoomen können muss (da die Anwendung von 640p bis 4K nutzbar sein soll)</text:p>
            </text:list-item>
            <text:list-item>
              <text:p text:style-name="P27">"new Overlay()" (wahrscheinlich eher "Overlay.Activate(...)) für ... Overlays ... noch kein genauer Plan leider</text:p>
            </text:list-item>
            <text:list-item>
              <text:p text:style-name="P27">Dass die Buttons in den Render-Feldern beim Hovern kurz ihren "Namen" bzw ihre Funktion aufflashen, damit der User weiß, was sie machen. Ebenso wenn man direkt über dem Button hovert, bleibt sie sichtbar.</text:p>
            </text:list-item>
            <text:list-item>
              <text:p text:style-name="P27">Wireframe Rendering z.B. (direkt implementiert)</text:p>
            </text:list-item>
          </text:list>
        </text:list-item>
      </text:list>
      <text:p text:style-name="Standard"/>
      <text:list xml:id="list21572287" text:continue-numbering="true" text:style-name="L17">
        <text:list-item>
          <text:p text:style-name="P27">Angefangen, die neue Matrix-"Pipeline" zu nutzen (vorerst nur die Updatereihenfolge der Kameras fixiert)</text:p>
        </text:list-item>
        <text:list-item>
          <text:p text:style-name="P27">Pivot skaliert jetzt auch mit FOV (fast perfekt)</text:p>
        </text:list-item>
        <text:list-item>
          <text:p text:style-name="P27">Mikrooptimierung, indem der Pivot jetzt einen Triangle Strip zeichnet (4 Vertex Calls gegen 6)</text:p>
        </text:list-item>
      </text:list>
      <text:p text:style-name="Standard"/>
      <text:p text:style-name="P5">23.11.19</text:p>
      <text:p text:style-name="Standard"/>
      <text:list xml:id="list8611506552745412469" text:style-name="L18">
        <text:list-item>
          <text:p text:style-name="P28">Experimente mit String-Parsing für Expressions</text:p>
          <text:list>
            <text:list-item>
              <text:p text:style-name="P28">Erste Idee: Info2-Style Infix to Postfix mit Tokenizer</text:p>
            </text:list-item>
            <text:list-item>
              <text:p text:style-name="P28">Dann gesehen, dass es Klassen in C# gibt, die bereits Expressions auflösen können</text:p>
              <text:list>
                <text:list-item>
                  <text:p text:style-name="P28">DataTable, was im Grunde genommen ein Spreadsheet ist (heißt, booleans sind nicht 5 == 2, sondern 5=2)</text:p>
                </text:list-item>
                <text:list-item>
                  <text:p text:style-name="P28">Direktes Kompileren von C# Code (ENORMER OVERHEAD!!!)</text:p>
                </text:list-item>
              </text:list>
            </text:list-item>
            <text:list-item>
              <text:p text:style-name="P28">Also gegooglet und einen guten Link auf Stackoverflow gefunden</text:p>
              <text:list>
                <text:list-item>
                  <text:p text:style-name="P28">Nicht das übliche Infix to Postfix und dann Berechnen, sondern direkt in einem</text:p>
                </text:list-item>
                <text:list-item>
                  <text:p text:style-name="P28">Mochte aber den Code nicht</text:p>
                  <text:list>
                    <text:list-item>
                      <text:p text:style-name="P28">&gt; Selbst machen und Ideen nehmen</text:p>
                    </text:list-item>
                  </text:list>
                </text:list-item>
              </text:list>
            </text:list-item>
          </text:list>
        </text:list-item>
      </text:list>
      <text:p text:style-name="Standard"/>
      <text:p text:style-name="P4">24.11.19</text:p>
      <text:p text:style-name="Standard"/>
      <text:list xml:id="list6941685966104347282" text:style-name="L19">
        <text:list-item>
          <text:p text:style-name="P29">Parser komplett geschrieben</text:p>
          <text:list>
            <text:list-item>
              <text:p text:style-name="P29">Basically Infix to Postfix, aber mit Funktionen</text:p>
            </text:list-item>
            <text:list-item>
              <text:p text:style-name="P29">Dictionary&lt;string, float&gt; für Variablen</text:p>
            </text:list-item>
            <text:list-item>
              <text:p text:style-name="P29">Funktionen, die die Input Expression bekommen, sich ihren Teil aus dem String ENTFERNEN und den Rest Plus den geparsten Wert ausgeben</text:p>
            </text:list-item>
            <text:list-item>
              <text:p text:style-name="P29">Lokale Token-Klasse, um Numbers (Operands) und Operators auseinanderzuhalten und sie in einen Stack packen zu können (abstrakte Token-Klasse)</text:p>
            </text:list-item>
            <text:list-item>
              <text:p text:style-name="P29">Gerüst geschrieben und immer weiter runter, bis ich irgendwann etwas testen konnte</text:p>
              <text:list>
                <text:list-item>
                  <text:p text:style-name="P29"><text:soft-page-break/>1. Die Parameterlisten von Funktionen</text:p>
                  <text:list>
                    <text:list-item>
                      <text:p text:style-name="P29">Von Klammer bis ZUGEHÖRIGER anderer Klammer</text:p>
                    </text:list-item>
                    <text:list-item>
                      <text:p text:style-name="P29">Für tatsächlichen Nutzen war aber gesamte ParseExpression-Funktion vonnöten, weil Parameter selbst vollständige Expressions sind</text:p>
                    </text:list-item>
                  </text:list>
                </text:list-item>
                <text:list-item>
                  <text:p text:style-name="P29">2. Identifier (Variablen und Funktionen)</text:p>
                  <text:list>
                    <text:list-item>
                      <text:p text:style-name="P29">String lesen, solange Buchstaben weitermachen</text:p>
                    </text:list-item>
                    <text:list-item>
                      <text:p text:style-name="P29">Wenn Klammer, dann Parameterliste getten</text:p>
                    </text:list-item>
                    <text:list-item>
                      <text:p text:style-name="P29">Sonst ist Name = Variablenname</text:p>
                    </text:list-item>
                    <text:list-item>
                      <text:p text:style-name="P29">Variablenlookup per Dictionary</text:p>
                    </text:list-item>
                    <text:list-item>
                      <text:p text:style-name="P29">Funktion aus switch, der dann die entsprechende Funktion callt</text:p>
                    </text:list-item>
                  </text:list>
                </text:list-item>
                <text:list-item>
                  <text:p text:style-name="P29">3. Numbers</text:p>
                  <text:list>
                    <text:list-item>
                      <text:p text:style-name="P29">Quasi eine Statemachine in form eines loops</text:p>
                    </text:list-item>
                    <text:list-item>
                      <text:p text:style-name="P29">Weiß, wie C#'s float.Parse es haben will</text:p>
                    </text:list-item>
                  </text:list>
                </text:list-item>
                <text:list-item>
                  <text:p text:style-name="P29">4. Operands (Numbers, Variables, Functions)</text:p>
                  <text:list>
                    <text:list-item>
                      <text:p text:style-name="P29">Alle + und – von vorne entfernen und als Faktor am Ende aufmultiplizieren</text:p>
                    </text:list-item>
                    <text:list-item>
                      <text:p text:style-name="P29">liest dann den ersten char und entscheidet, ob es eine number oder identifier wird</text:p>
                    </text:list-item>
                  </text:list>
                </text:list-item>
                <text:list-item>
                  <text:p text:style-name="P29">5. Operator (+, -, *, /, (, ))</text:p>
                  <text:list>
                    <text:list-item>
                      <text:p text:style-name="P29">Haben Preference (von geeksforgeeks) in lookup table</text:p>
                    </text:list-item>
                  </text:list>
                </text:list-item>
                <text:list-item>
                  <text:p text:style-name="P29">Am Ende, als die Infix-to-postfix-Sache fertig war, schnell noch die evaluierung geschrieben (einfach)</text:p>
                </text:list-item>
                <text:list-item>
                  <text:p text:style-name="P29">Problem mit Infinite Loop</text:p>
                  <text:list>
                    <text:list-item>
                      <text:p text:style-name="P29">Debugger benutzt, um herauszufinden, dass ich operator zwar gelesen habe, aber nicht vom string entfernt habe, sodass der selbe Operator stets gelesen und behandelt wurde</text:p>
                    </text:list-item>
                  </text:list>
                </text:list-item>
                <text:list-item>
                  <text:p text:style-name="P29">Code für Funktionen schöner gemacht</text:p>
                  <text:list>
                    <text:list-item>
                      <text:p text:style-name="P29">Mittels Func&lt;float&gt; und lambda</text:p>
                    </text:list-item>
                    <text:list-item>
                      <text:p text:style-name="P2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7453068025547615404" text:style-name="L20">
        <text:list-item>
          <text:p text:style-name="P30">Probleme fixen</text:p>
          <text:list>
            <text:list-item>
              <text:p text:style-name="P30">Statt RemoveAllWhiteSpace, immer nur Trimmen (weil "s <text:s text:c="3"/>i <text:s/>n ( <text:s text:c="3"/>x)" nicht als "sin(x)" interpretiert werden sollte...</text:p>
            </text:list-item>
            <text:list-item>
              <text:p text:style-name="P30">Postfix evaluation geflippt (2 / 4 -&gt; 2, statt 0.5 </text:p>
            </text:list-item>
            <text:list-item>
              <text:p text:style-name="P30">Multiple Vorzeichen korrekt behandelt (neuen Bug eingeführt, wobei ich mein tempSign bei Benutzung nicht resettet hatte)</text:p>
            </text:list-item>
          </text:list>
        </text:list-item>
        <text:list-item>
          <text:p text:style-name="P30">Code aufgeräumt, indem ParseExpression in Einzelteile geschnitten wurde (prune, infix2postfix, evalpostfix)</text:p>
        </text:list-item>
        <text:list-item>
          <text:p text:style-name="P30">Logikfehler bei Methodenparametrern behoben ("pi() + 1" hat nur 3.14.. returned, weil es nie bis zum Rest gekommen ist)</text:p>
        </text:list-item>
        <text:list-item>
          <text:p text:style-name="P30">Namespace entfernt, in partial class verwandelt, weil functions und tokens in extradatei ordentlicher ist</text:p>
          <text:list>
            <text:list-item>
              <text:p text:style-name="P24">Functions als Objekte!!!!</text:p>
            </text:list-item>
            <text:list-item>
              <text:p text:style-name="P30">Kann GetAll(), um schöne Liste der Funktionen, ihrer Parameter und Beschreibungen zu <text:soft-page-break/>erstellen (Besser, als von Hand zu machen, was evtl nicht akkurat ist!)</text:p>
            </text:list-item>
            <text:list-item>
              <text:p text:style-name="P30">Hat war aus ~20 Zeilen ~150 gemacht, ist es aber wert</text:p>
            </text:list-item>
          </text:list>
        </text:list-item>
        <text:list-item>
          <text:p text:style-name="P30">Performancetests laufen lassen, weil besorgt, dass das alles vielleicht Rechenintensiv ist (oder zumindest memory)</text:p>
          <text:list>
            <text:list-item>
              <text:p text:style-name="P30">Inputstring mit addiertem Index 100 Mal laufen lassen(damit verschiedene inputs)</text:p>
            </text:list-item>
            <text:list-item>
              <text:p text:style-name="P30">Im Hintergrund rotierender Punkt</text:p>
            </text:list-item>
            <text:list-item>
              <text:p text:style-name="P30">Stottern würde auffallen </text:p>
            </text:list-item>
            <text:list-item>
              <text:p text:style-name="P30">Kein Stottern festgestellt</text:p>
            </text:list-item>
          </text:list>
        </text:list-item>
        <text:list-item>
          <text:p text:style-name="P30">Automatisierte Tests geschrieben (Nicht Unit-Tests)</text:p>
          <text:list>
            <text:list-item>
              <text:p text:style-name="P30">Erst Generieren von Kommazahlstrings</text:p>
            </text:list-item>
            <text:list-item>
              <text:p text:style-name="P30">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30">Mehr Probleme gefunden</text:p>
              <text:list>
                <text:list-item>
                  <text:p text:style-name="P30">z.B., dass atan2 nicht korrekt gelesen wurde, weil Zahlen nicht Teil von Identifiern sein konnten</text:p>
                </text:list-item>
                <text:list-item>
                  <text:p text:style-name="P30">Behoben, nur erstes Zeichen darf keine Zahl sein</text:p>
                </text:list-item>
                <text:list-item>
                  <text:p text:style-name="P30">"pi( )" hatte "ein Parameter", während "pi()" korrekt ausgeführt wurde</text:p>
                </text:list-item>
                <text:list-item>
                  <text:p text:style-name="P30">Auch recht einfach gefixt</text:p>
                </text:list-item>
              </text:list>
            </text:list-item>
            <text:list-item>
              <text:p text:style-name="P30">Dicken fetten Button zum Starten von 10000 Testläufen gemacht, die wenigen Fehler, die kamen dann manuell analysiert über das InputField</text:p>
              <text:list>
                <text:list-item>
                  <text:p text:style-name="P30">basically NaN wurde als Fehler interpretiert (richtig so), aber asin, acos, pow, exp, sqrt etc können sehr einfach entweder NaN oder Infinity produzieren</text:p>
                </text:list-item>
                <text:list-item>
                  <text:p text:style-name="P30">Als "Fehler" ausgenommen</text:p>
                </text:list-item>
                <text:list-item>
                  <text:p text:style-name="P30">Nun nur noch Division durch 0</text:p>
                </text:list-item>
                <text:list-item>
                  <text:p text:style-name="P30">Kommt in 1/10000 Fällen vor und ist kein "Fehler"</text:p>
                </text:list-item>
              </text:list>
            </text:list-item>
          </text:list>
        </text:list-item>
      </text:list>
      <text:p text:style-name="Standard"/>
      <text:p text:style-name="P4">26.11.19</text:p>
      <text:p text:style-name="Standard"/>
      <text:list xml:id="list3175291540987099606" text:style-name="L21">
        <text:list-item>
          <text:p text:style-name="P31">Expression Scripts DOCH wieder in eigenen Ordner geschoben</text:p>
        </text:list-item>
        <text:list-item>
          <text:p text:style-name="P25">Anfang UIMatrix</text:p>
          <text:list>
            <text:list-item>
              <text:p text:style-name="P31">Haufen UISprites in Photoshop erstellt</text:p>
              <text:list>
                <text:list-item>
                  <text:p text:style-name="P31">Eigentlich nur Hintergrund und ne Menge Outlines verschiedener Dicken</text:p>
                </text:list-item>
                <text:list-item>
                  <text:p text:style-name="P31">Hochaufgelöst (Pixels per Unit &gt; 100), weil ich das Matrix-Fenster zoombar machen will (und dafür sollten die Boxen scharf bleiben)</text:p>
                </text:list-item>
              </text:list>
            </text:list-item>
            <text:list-item>
              <text:p text:style-name="P31">Neue Szene mal wieder</text:p>
            </text:list-item>
            <text:list-item>
              <text:p text:style-name="P31">UIMatrix GameObject erstellt, Hierarchie gemacht, angefangen mit Skript</text:p>
            </text:list-item>
            <text:list-item>
              <text:p text:style-name="P31">Neue Farben beim ColorScheme hinzugefügt</text:p>
            </text:list-item>
            <text:list-item>
              <text:p text:style-name="P31">Skript kann bis jetzt</text:p>
              <text:list>
                <text:list-item>
                  <text:p text:style-name="P31">Die tatsächliche Matrix aus 16 Strings berechnen</text:p>
                </text:list-item>
                <text:list-item>
                  <text:p text:style-name="P31">Besagte Matrix darstellen</text:p>
                </text:list-item>
                <text:list-item>
                  <text:p text:style-name="P25">Die 16 Felder zum Darstellen generieren (Basically, was ich schon im Praktikum gemacht hab... viel RectTransform.sizeDelta etc)</text:p>
                  <text:list>
                    <text:list-item>
                      <text:p text:style-name="P31">Musste ein bisschen Debuggen, weil ich dank Autocomplete falsche Namen hatte und einmal ein falsches Parameter in eine Methode gepasst hab</text:p>
                    </text:list-item>
                    <text:list-item>
                      <text:p text:style-name="P31">Interessantes (kleines) Problem: RectTransform Anchors haben (0,0) UNTEN links, aber [0, 0] (bzw [0]) in meinen Matrizen soll oben links sein (3-y)</text:p>
                    </text:list-item>
                    <text:list-item>
                      <text:p text:style-name="P31">Viel new GameObject("name", typeof(Bla), typeof(BlaBla));</text:p>
                    </text:list-item>
                  </text:list>
                </text:list-item>
              </text:list>
            </text:list-item>
            <text:list-item>
              <text:p text:style-name="P31">Hatte, bevor ich die Felder komplett generieren konnte, schon den Code für's Laden der <text:soft-page-break/>Farben geschrieben und dabei eine "<text:span text:style-name="T1">Phantom-NullRefException</text:span>" gesucht</text:p>
              <text:list>
                <text:list-item>
                  <text:p text:style-name="P3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589712613225659966" text:style-name="L22">
        <text:list-item>
          <text:p text:style-name="P32">Unity gestartet, paar Veränderungen gemacht, Playmode und NULLREF</text:p>
          <text:list>
            <text:list-item>
              <text:p text:style-name="P32">ColourScheme.current war null</text:p>
              <text:list>
                <text:list-item>
                  <text:p text:style-name="P32">Oder eher Resources.FindAllObjectsOfType&lt;ColourScheme&gt; hatte 0 Elemente, sodass der Zugriff auf's 0te Element eine IndexOutOfBoundsException verursacht hat</text:p>
                </text:list-item>
                <text:list-item>
                  <text:p text:style-name="P32">Problem: Besagte Methode FINDET nur Sachen, die bereits geladen sind</text:p>
                </text:list-item>
                <text:list-item>
                  <text:p text:style-name="P32">Fix: Entweder das ScriptableObject ein Mal im Editor anklicken (sodass es im Inspector landet) ODER eine Referenz zum Objekt in der Szene</text:p>
                </text:list-item>
                <text:list-item>
                  <text:p text:style-name="P32">Also ScriptableObjectLoader erstellt, der NUR ein Array von ScriptableObjects hat und sonst absolut NICHTS. Fixt das Problem trotzdem.</text:p>
                </text:list-item>
              </text:list>
            </text:list-item>
            <text:list-item>
              <text:p text:style-name="P32">Zudem dem ColorScheme ein NamensEnum gegeben, sodass ich sicherstellen kann, dass ich (sollte ich mehrere ColourSchemes haben) definitiv das Default Dark lade</text:p>
              <text:list>
                <text:list-item>
                  <text:p text:style-name="P32">Plus ich kann per enum getten</text:p>
                </text:list-item>
              </text:list>
            </text:list-item>
          </text:list>
        </text:list-item>
        <text:list-item>
          <text:p text:style-name="P32">Visuelle Anpassungen</text:p>
          <text:list>
            <text:list-item>
              <text:p text:style-name="P32">Label ist jetzt weiß mit leichtem Drop Shadow (à la Blender)</text:p>
            </text:list-item>
            <text:list-item>
              <text:p text:style-name="P32">Die Felder sind jetzt auch abgerundet</text:p>
            </text:list-item>
            <text:list-item>
              <text:p text:style-name="P32">Die Rundung hat einen noch kleineren Radius bekommen</text:p>
            </text:list-item>
            <text:list-item>
              <text:p text:style-name="P32">Duplikate meines Arial TMP FontAssets, damit die Schriftart optimal für ihren jeweiligen Zweck aussieht (Label und Felder z.B.)</text:p>
            </text:list-item>
            <text:list-item>
              <text:p text:style-name="P32">Statt understreichen des Texts, anpassen der Hintergrundfarbe (am Ende die Hintergründe einfach in Buttons verwandelt...)</text:p>
            </text:list-item>
          </text:list>
        </text:list-item>
        <text:list-item>
          <text:p text:style-name="P32">Buttons für die Matrix</text:p>
          <text:list>
            <text:list-item>
              <text:p text:style-name="P32">Auf Papier "prototyped"</text:p>
            </text:list-item>
            <text:list-item>
              <text:p text:style-name="P32">Werden auch generiert (mehr new GameObject("asdf", typeof(BLABLA)...))</text:p>
            </text:list-item>
            <text:list-item>
              <text:p text:style-name="P32">Neue UI-Texturen: Ein Kreis und ein "a" (das "a" ist nur temporär)</text:p>
            </text:list-item>
            <text:list-item>
              <text:p text:style-name="P32">Wieder gelernt, dass das Verändern von RectTransforms (spezifisch der Größe) nicht UNBEDINGT in die Instanzen, die schon in der Szene existieren, übertragen wird)</text:p>
            </text:list-item>
            <text:list-item>
              <text:p text:style-name="P32">Mehr Extensions</text:p>
              <text:list>
                <text:list-item>
                  <text:p text:style-name="P32">RectTransform auf Punkt setten (statt fill)</text:p>
                </text:list-item>
                <text:list-item>
                  <text:p text:style-name="P32">ColorFadeTransition setten</text:p>
                </text:list-item>
              </text:list>
            </text:list-item>
          </text:list>
        </text:list-item>
        <text:list-item>
          <text:p text:style-name="P32">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7952980166920969337" text:style-name="L23">
        <text:list-item>
          <text:p text:style-name="P33">Scriptable Object für UI-Sprites</text:p>
          <text:list>
            <text:list-item>
              <text:p text:style-name="P33">Getten per enum</text:p>
            </text:list-item>
            <text:list-item>
              <text:p text:style-name="P33">Wollte erst die Liste autogeneriert machen, damit es keine Duplikate geben kann und jedes enum drin ist</text:p>
            </text:list-item>
            <text:list-item>
              <text:p text:style-name="P33">Hab mich dann dran erinnert, dass das nicht-trivial ist und mich einfach für ein Custom Serialized Object mit eigenem PropertyDrawer entschieden, weil es einfacher war</text:p>
            </text:list-item>
            <text:list-item>
              <text:p text:style-name="P33"><text:soft-page-break/>Habe aber später gelernt, warum das bei mir auf Arbeit so war: Weil ich, als ich mehr Sprites eingefügt habe, die enums zusammengruppiert habe</text:p>
            </text:list-item>
            <text:list-item>
              <text:p text:style-name="P33">Dadurch ist alles durcheinandergeraten (unity serialized enums als integer)</text:p>
            </text:list-item>
            <text:list-item>
              <text:p text:style-name="P33">Glücklicherweise habe ich Warnungen eingebaut, sodass ich sofort wusste, dass und was schiefgelaufen war</text:p>
            </text:list-item>
          </text:list>
        </text:list-item>
        <text:list-item>
          <text:p text:style-name="P33">Sprites angepasst, bis sie gut aussahen (Fetter machen mittels Stroke in Photoshop)</text:p>
        </text:list-item>
        <text:list-item>
          <text:p text:style-name="P33">Angefangen, ein Paar der Buttons tatsächlich Funktion zu geben</text:p>
          <text:list>
            <text:list-item>
              <text:p text:style-name="P33">Transpose (Stringarray transponieren, Matrix neu berechnen. Kein Problem.)</text:p>
            </text:list-item>
            <text:list-item>
              <text:p text:style-name="P33">Inverse (Wenn invertierbar, dann Matrix invertieren, Variablen löschen und neue Werte in Stringfelder eintragen)</text:p>
            </text:list-item>
            <text:list-item>
              <text:p text:style-name="P33">Identity (Variablen löschen, matrix identity setten)</text:p>
            </text:list-item>
          </text:list>
        </text:list-item>
        <text:list-item>
          <text:p text:style-name="P33">Ungültige Werte (Infinity, NaN, Fehler bei der Berechnung (Exception)) werden nun ROT dargestellt (aus Farbschema)</text:p>
        </text:list-item>
        <text:list-item>
          <text:p text:style-name="P33">Wenn Nachkommastellen vorhanden, dann alle Nullen hinten entfernen, den Punkt auch, wenn keine übrig sind.</text:p>
        </text:list-item>
        <text:list-item>
          <text:p text:style-name="P33">Framework für Variablen eingebaut</text:p>
          <text:list>
            <text:list-item>
              <text:p text:style-name="P33">Im Anschluss mich entschieden, das alles in ein separates MonoBehavior auszulagern, weil das noch mal so kompliziert wird und ich meine Klassen gern überschaubar halte</text:p>
            </text:list-item>
          </text:list>
        </text:list-item>
        <text:list-item>
          <text:p text:style-name="P33">Prefab restrukturiert</text:p>
          <text:list>
            <text:list-item>
              <text:p text:style-name="P33">Weg von Maske und Hintergründen unabhängig vom Inhalt. Das gesamte Ding ist nun Maskiert und jeder Bereich ist sein eigener Hintergrund</text:p>
            </text:list-item>
          </text:list>
        </text:list-item>
        <text:list-item>
          <text:p text:style-name="P33">Noch ein paar mehr Extensions zum Setten von ColorBlocks bei Transitions (eine Farbe, die sich nie ändert, eine Farbe für alles außer disabled)</text:p>
        </text:list-item>
      </text:list>
      <text:p text:style-name="Standard"/>
      <text:p text:style-name="P4">29.11.19</text:p>
      <text:p text:style-name="Standard"/>
      <text:list xml:id="list3159353718743841100" text:style-name="L24">
        <text:list-item>
          <text:p text:style-name="P34">Matrix kann nun auch durch Matrix gesetzt werden (Hat Code-Duplication LEICHT reduziert)</text:p>
        </text:list-item>
        <text:list-item>
          <text:p text:style-name="P34">Mehr Extensions</text:p>
          <text:list>
            <text:list-item>
              <text:p text:style-name="P34">Color.WithHalfAlpha für einfacheres halb-alpha einfärben</text:p>
            </text:list-item>
            <text:list-item>
              <text:p text:style-name="P34">RectTransform.SetSizeDelta(x, y), nur x, nur y</text:p>
              <text:list>
                <text:list-item>
                  <text:p text:style-name="P34">Hatte nämlich aus versehen mich einmal vertippt und sizeDelta = new Vector2(sizeDelta.<text:span text:style-name="T2">Y</text:span>, newHeight)</text:p>
                </text:list-item>
                <text:list-item>
                  <text:p text:style-name="P34">Davon abgesehen, ist es kürzer</text:p>
                </text:list-item>
              </text:list>
            </text:list-item>
          </text:list>
        </text:list-item>
        <text:list-item>
          <text:p text:style-name="P34">Invert Button wird nun deaktiviert, wenn die Matrix nicht-invertierbar ist.</text:p>
          <text:list>
            <text:list-item>
              <text:p text:style-name="P34">Dazu wird nun auch beachtet, dass die berechnete Matrix eventuell nicht der dargestellten enspricht</text:p>
            </text:list-item>
          </text:list>
        </text:list-item>
        <text:list-item>
          <text:p text:style-name="P34">Headerfarbe wird nun auch bei renaming rekoloriert</text:p>
        </text:list-item>
        <text:list-item>
          <text:p text:style-name="P34">Matrix-Trailing-Zero-Removal gefixt (hatte WENN NULLEN, selbige und den nächstletzten char entfernt. Das war offenbar falsch)</text:p>
        </text:list-item>
        <text:list-item>
          <text:p text:style-name="P34">Variable Container</text:p>
          <text:list>
            <text:list-item>
              <text:p text:style-name="P34">MAX_VARIABLE_COUNT (weil unendlich nach einer schlechten Idee klingt...)</text:p>
            </text:list-item>
            <text:list-item>
              <text:p text:style-name="P34">Erst Retract/Expand (mit Arrow Spinning implementiert)</text:p>
            </text:list-item>
            <text:list-item>
              <text:p text:style-name="P34">Usability verbessert, indem nicht nur Arrow zum Expand-Togglen, sondern der gesamte varContainerHeader</text:p>
            </text:list-item>
            <text:list-item>
              <text:p text:style-name="P34">Klasse UIVariableField erstellt, welche sich im die InputFields kümmert. </text:p>
            </text:list-item>
            <text:list-item>
              <text:p text:style-name="P26">VariableField statt new GameObject mittels Template GameObject</text:p>
              <text:list>
                <text:list-item>
                  <text:p text:style-name="P34">Wird deaktiviert bei Init und re-instanziiert, wenn ein neues Feld benötigt wird</text:p>
                </text:list-item>
                <text:list-item>
                  <text:p text:style-name="P34">Ging wesentlich schneller als das komplette Generieren</text:p>
                </text:list-item>
              </text:list>
            </text:list-item>
            <text:list-item>
              <text:p text:style-name="P34"><text:soft-page-break/>ColorScheme hat auch custom Farbe für selection</text:p>
            </text:list-item>
            <text:list-item>
              <text:p text:style-name="P34">Usability verbesert, indem die Hover-/Click-Colors für die InputFields progressiv dunkler werden, statt heller. War ein bisschen schwer, sonst den Text zu lesen</text:p>
            </text:list-item>
            <text:list-item>
              <text:p text:style-name="P34">Usability verbesser, indem bei Variablen-Namensproblemen die erste valid bleibt, die anderen aber invalid werden. Vorher waren alle mehrfach vorhandenen invalid</text:p>
            </text:list-item>
            <text:list-item>
              <text:p text:style-name="P34">Herausgefunden, dass bei TMP InputField direkt text setten scheinbar NICHT onEndEdit invoked... (manuelles invoken, wenn init mit values von variable fields)</text:p>
            </text:list-item>
            <text:list-item>
              <text:p text:style-name="P34">Usability (?) verbesert, indem label für variable container anzeigt, wie viele Variablen vorhanden sind</text:p>
            </text:list-item>
            <text:list-item>
              <text:p text:style-name="P34">BugFix, weil ich bei all dem Adden und Editen vergessen hatte, beim Removen alles wieder zu resizen</text:p>
            </text:list-item>
            <text:list-item>
              <text:p text:style-name="P34">Usability verbessert, indem valider varName aber leerer float-string als 0 interpretiert wird (statt als error)</text:p>
            </text:list-item>
            <text:list-item>
              <text:p text:style-name="P34">Editing per skript auch implementiert und getestet</text:p>
              <text:list>
                <text:list-item>
                  <text:p text:style-name="P34">Debug-Keys auf Numpad verschoben, weil Zahlen und Namen eingeben Debugfunktionen getriggert hat..</text:p>
                </text:list-item>
              </text:list>
            </text:list-item>
            <text:list-item>
              <text:p text:style-name="P34">Usability verbessert, indem input field overflow auf scroll rect gestellt wurde</text:p>
            </text:list-item>
            <text:list-item>
              <text:p text:style-name="P34">Bug gefixt, wo variable fields editable instanziiert wurden, auch wenn die matrix nicht editierbar war</text:p>
            </text:list-item>
          </text:list>
        </text:list-item>
      </text:list>
      <text:p text:style-name="Standard"/>
      <text:p text:style-name="P4">30.11.19</text:p>
      <text:p text:style-name="Standard"/>
      <text:list xml:id="list88680568479943766" text:style-name="L25">
        <text:list-item>
          <text:p text:style-name="P35">asdf</text:p>
        </text:list-item>
        <text:list-item>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30T01:37:52.62</dc:date>
    <dc:creator>Max Linke</dc:creator>
    <meta:editing-duration>PT4H13M8S</meta:editing-duration>
    <meta:editing-cycles>44</meta:editing-cycles>
    <meta:generator>OpenOffice/4.1.6$Win32 OpenOffice.org_project/416m1$Build-9790</meta:generator>
    <meta:document-statistic meta:table-count="0" meta:image-count="0" meta:object-count="0" meta:page-count="10" meta:paragraph-count="288" meta:word-count="3567" meta:character-count="23464"/>
  </office:meta>
</office:document-meta>
</file>